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xusSansWebPro" svg:font-family="NexusSansWebPro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505050" loext:opacity="100%" style:font-name="NexusSansWebPro" fo:font-size="12pt" fo:letter-spacing="normal" fo:font-style="normal" fo:font-weight="normal"/>
    </style:style>
    <style:style style:name="T2" style:family="text">
      <style:text-properties fo:font-variant="normal" fo:text-transform="none" fo:color="#505050" loext:opacity="100%" style:font-name="NexusSansWebPro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3" style:family="text">
      <style:text-properties fo:font-variant="normal" fo:text-transform="none" fo:color="#505050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rmejo, Vicente J. and Gago, Andres and Gálvez, Ramiro H. and Harari, Nicolás, LLMs Outperform Outsourced Human Coders on Complex Textual Analysis (November 13, 2024). Available at SSRN: </text:span><text:a xlink:type="simple" xlink:href="https://ssrn.com/abstract=5020034" office:target-frame-name="_blank" xlink:show="new" text:style-name="Internet_20_link" text:visited-style-name="Visited_20_Internet_20_Link"><text:span text:style-name="T2">https://ssrn.com/abstract=5020034</text:span></text:a><text:span text:style-name="T3"> </text:span><text:span text:style-name="T1">or </text:span><text:a xlink:type="simple" xlink:href="https://dx.doi.org/10.2139/ssrn.5020034" office:target-frame-name="_blank" xlink:show="new" text:style-name="Internet_20_link" text:visited-style-name="Visited_20_Internet_20_Link"><text:span text:style-name="T2">http://dx.doi.org/10.2139/ssrn.5020034</text:span>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xusSansWebPro" svg:font-family="NexusSansWebPr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11:26:16.764000000</meta:creation-date>
    <dc:date>2025-05-09T11:26:24.816000000</dc:date>
    <meta:editing-duration>PT8S</meta:editing-duration>
    <meta:editing-cycles>1</meta:editing-cycles>
    <meta:document-statistic meta:table-count="0" meta:image-count="0" meta:object-count="0" meta:page-count="1" meta:paragraph-count="1" meta:word-count="31" meta:character-count="264" meta:non-whitespace-character-count="233"/>
    <meta:generator>LibreOffice/24.8.6.2$Windows_X86_64 LibreOffice_project/6d98ba145e9a8a39fc57bcc76981d1fb1316c60c</meta:generator>
  </office:meta>
</office:document-meta>
</file>